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3b13b"/>
    </style:style>
    <style:style style:name="P2" style:family="paragraph" style:parent-style-name="Standard">
      <style:text-properties style:font-name="FreeSerif" officeooo:rsid="00074e05" officeooo:paragraph-rsid="0013b13b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b13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3b13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b13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b13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paragraph-rsid="0013b13b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3b13b" style:font-size-asian="11pt" style:font-size-complex="11pt"/>
    </style:style>
    <style:style style:name="P9" style:family="paragraph" style:parent-style-name="Table_20_Contents">
      <style:text-properties style:font-name="FreeSerif" fo:font-size="11pt" officeooo:paragraph-rsid="0013b13b" style:font-size-asian="11pt" style:font-size-complex="11pt"/>
    </style:style>
    <style:style style:name="P10" style:family="paragraph" style:parent-style-name="Standard">
      <style:text-properties style:font-name="FreeSerif" officeooo:rsid="00074e05" officeooo:paragraph-rsid="0013b13b"/>
    </style:style>
    <style:style style:name="P11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3b13b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17" text:anchor-type="paragraph" svg:x="16.249cm" svg:y="10.911cm" svg:width="1.953cm" svg:height="0.947cm" draw:z-index="12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251530740" text:style-name="L1">
              <text:list-item>
                <text:p text:style-name="P11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9">Антосик Павло</text:p>
          </table:table-cell>
          <table:table-cell table:style-name="Таблица1.C2" office:value-type="string">
            <text:p text:style-name="P6">1<text:span text:style-name="T3">1</text:span>-<text:span text:style-name="T4">A</text:span></text:p>
          </table:table-cell>
          <table:table-cell table:style-name="Таблица1.D2" office:value-type="string">
            <text:p text:style-name="P8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7"/>
          </table:table-cell>
          <table:table-cell table:style-name="Таблица1.G2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48974163655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" office:value-type="string">
            <text:p text:style-name="P9">Величко Ігор</text:p>
          </table:table-cell>
          <table:table-cell table:style-name="Таблица1.C3" office:value-type="string">
            <text:p text:style-name="P6">1<text:span text:style-name="T3">1</text:span>-<text:span text:style-name="T4">A</text:span></text:p>
          </table:table-cell>
          <table:table-cell table:style-name="Таблица1.D3" office:value-type="string">
            <text:p text:style-name="P8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7"/>
          </table:table-cell>
          <table:table-cell table:style-name="Таблица1.G3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569637092" text:continue-numbering="true" text:style-name="L1">
              <text:list-item>
                <text:p text:style-name="P11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9">Вітюгін Віталій</text:p>
          </table:table-cell>
          <table:table-cell table:style-name="Таблица1.C4" office:value-type="string">
            <text:p text:style-name="P6">1<text:span text:style-name="T3">1</text:span>-<text:span text:style-name="T4">A</text:span></text:p>
          </table:table-cell>
          <table:table-cell table:style-name="Таблица1.D4" office:value-type="string">
            <text:p text:style-name="P8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7"/>
          </table:table-cell>
          <table:table-cell table:style-name="Таблица1.G4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49254845170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5" office:value-type="string">
            <text:p text:style-name="P9">Гергіль Оксана</text:p>
          </table:table-cell>
          <table:table-cell table:style-name="Таблица1.C5" office:value-type="string">
            <text:p text:style-name="P6">1<text:span text:style-name="T3">1</text:span>-<text:span text:style-name="T4">A</text:span></text:p>
          </table:table-cell>
          <table:table-cell table:style-name="Таблица1.D5" office:value-type="string">
            <text:p text:style-name="P8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7"/>
          </table:table-cell>
          <table:table-cell table:style-name="Таблица1.G5" office:value-type="string">
            <text:p text:style-name="P7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8966509322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6" office:value-type="string">
            <text:p text:style-name="P9">Журавський Микита</text:p>
          </table:table-cell>
          <table:table-cell table:style-name="Таблица1.C6" office:value-type="string">
            <text:p text:style-name="P6">1<text:span text:style-name="T3">1</text:span>-<text:span text:style-name="T4">A</text:span></text:p>
          </table:table-cell>
          <table:table-cell table:style-name="Таблица1.D6" office:value-type="string">
            <text:p text:style-name="P8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7"/>
          </table:table-cell>
          <table:table-cell table:style-name="Таблица1.G6" office:value-type="string">
            <text:p text:style-name="P7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676363472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7" office:value-type="string">
            <text:p text:style-name="P9">Кісліцина Ганна</text:p>
          </table:table-cell>
          <table:table-cell table:style-name="Таблица1.C7" office:value-type="string">
            <text:p text:style-name="P6">1<text:span text:style-name="T3">1</text:span>-<text:span text:style-name="T4">A</text:span></text:p>
          </table:table-cell>
          <table:table-cell table:style-name="Таблица1.D7" office:value-type="string">
            <text:p text:style-name="P8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7"/>
          </table:table-cell>
          <table:table-cell table:style-name="Таблица1.G7" office:value-type="string">
            <text:p text:style-name="P7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76362989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8" office:value-type="string">
            <text:p text:style-name="P9">Ковальов Олександр</text:p>
          </table:table-cell>
          <table:table-cell table:style-name="Таблица1.C8" office:value-type="string">
            <text:p text:style-name="P6">1<text:span text:style-name="T3">1</text:span>-<text:span text:style-name="T4">A</text:span></text:p>
          </table:table-cell>
          <table:table-cell table:style-name="Таблица1.D8" office:value-type="string">
            <text:p text:style-name="P8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7"/>
          </table:table-cell>
          <table:table-cell table:style-name="Таблица1.G8" office:value-type="string">
            <text:p text:style-name="P7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61051064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9" office:value-type="string">
            <text:p text:style-name="P9">Кошилка Микита</text:p>
          </table:table-cell>
          <table:table-cell table:style-name="Таблица1.C9" office:value-type="string">
            <text:p text:style-name="P6">1<text:span text:style-name="T3">1</text:span>-<text:span text:style-name="T4">A</text:span></text:p>
          </table:table-cell>
          <table:table-cell table:style-name="Таблица1.D9" office:value-type="string">
            <text:p text:style-name="P8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7"/>
          </table:table-cell>
          <table:table-cell table:style-name="Таблица1.G9" office:value-type="string">
            <text:p text:style-name="P7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012169605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0" office:value-type="string">
            <text:p text:style-name="P9">Любінський Олег</text:p>
          </table:table-cell>
          <table:table-cell table:style-name="Таблица1.C10" office:value-type="string">
            <text:p text:style-name="P6">1<text:span text:style-name="T3">1</text:span>-<text:span text:style-name="T4">A</text:span></text:p>
          </table:table-cell>
          <table:table-cell table:style-name="Таблица1.D10" office:value-type="string">
            <text:p text:style-name="P8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7"/>
          </table:table-cell>
          <table:table-cell table:style-name="Таблица1.G10" office:value-type="string">
            <text:p text:style-name="P7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103388976" text:continue-numbering="true" text:style-name="L1">
              <text:list-item>
                <text:p text:style-name="P11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9">Маткін Олександр</text:p>
          </table:table-cell>
          <table:table-cell table:style-name="Таблица1.C11" office:value-type="string">
            <text:p text:style-name="P6">1<text:span text:style-name="T3">1</text:span>-<text:span text:style-name="T4">A</text:span></text:p>
          </table:table-cell>
          <table:table-cell table:style-name="Таблица1.D11" office:value-type="string">
            <text:p text:style-name="P8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7"/>
          </table:table-cell>
          <table:table-cell table:style-name="Таблица1.G11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311647864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2" office:value-type="string">
            <text:p text:style-name="P9">Новіков Юрій</text:p>
          </table:table-cell>
          <table:table-cell table:style-name="Таблица1.C12" office:value-type="string">
            <text:p text:style-name="P6">1<text:span text:style-name="T3">1</text:span>-<text:span text:style-name="T4">A</text:span></text:p>
          </table:table-cell>
          <table:table-cell table:style-name="Таблица1.D12" office:value-type="string">
            <text:p text:style-name="P8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7"/>
          </table:table-cell>
          <table:table-cell table:style-name="Таблица1.G12" office:value-type="string">
            <text:p text:style-name="P7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33041358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3" office:value-type="string">
            <text:p text:style-name="P9">Самойленко <text:span text:style-name="T7">М</text:span>икита</text:p>
          </table:table-cell>
          <table:table-cell table:style-name="Таблица1.C13" office:value-type="string">
            <text:p text:style-name="P6">1<text:span text:style-name="T3">1</text:span>-<text:span text:style-name="T4">A</text:span></text:p>
          </table:table-cell>
          <table:table-cell table:style-name="Таблица1.D13" office:value-type="string">
            <text:p text:style-name="P8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7"/>
          </table:table-cell>
          <table:table-cell table:style-name="Таблица1.G13" office:value-type="string">
            <text:p text:style-name="P7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393527313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4" office:value-type="string">
            <text:p text:style-name="P9">Пеляк <text:span text:style-name="T7">Євген</text:span></text:p>
          </table:table-cell>
          <table:table-cell table:style-name="Таблица1.C14" office:value-type="string">
            <text:p text:style-name="P6">1<text:span text:style-name="T3">1</text:span>-<text:span text:style-name="T4">A</text:span></text:p>
          </table:table-cell>
          <table:table-cell table:style-name="Таблица1.D14" office:value-type="string">
            <text:p text:style-name="P8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7"/>
          </table:table-cell>
          <table:table-cell table:style-name="Таблица1.G14" office:value-type="string">
            <text:p text:style-name="P7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99530978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5" office:value-type="string">
            <text:p text:style-name="P9">Черних Данило</text:p>
          </table:table-cell>
          <table:table-cell table:style-name="Таблица1.C15" office:value-type="string">
            <text:p text:style-name="P6">1<text:span text:style-name="T3">1</text:span>-<text:span text:style-name="T4">A</text:span></text:p>
          </table:table-cell>
          <table:table-cell table:style-name="Таблица1.D15" office:value-type="string">
            <text:p text:style-name="P8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7"/>
          </table:table-cell>
          <table:table-cell table:style-name="Таблица1.G15" office:value-type="string">
            <text:p text:style-name="P7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239129843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6" office:value-type="string">
            <text:p text:style-name="P9">Яценко Павел</text:p>
          </table:table-cell>
          <table:table-cell table:style-name="Таблица1.C16" office:value-type="string">
            <text:p text:style-name="P6">1<text:span text:style-name="T3">1</text:span>-<text:span text:style-name="T4">A</text:span></text:p>
          </table:table-cell>
          <table:table-cell table:style-name="Таблица1.D16" office:value-type="string">
            <text:p text:style-name="P8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7"/>
          </table:table-cell>
          <table:table-cell table:style-name="Таблица1.G16" office:value-type="string">
            <text:p text:style-name="P7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36295746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7" office:value-type="string">
            <text:p text:style-name="P9"/>
          </table:table-cell>
          <table:table-cell table:style-name="Таблица1.C17" office:value-type="string">
            <text:p text:style-name="P6">1<text:span text:style-name="T3">1</text:span>-<text:span text:style-name="T4">A</text:span></text:p>
          </table:table-cell>
          <table:table-cell table:style-name="Таблица1.D17" office:value-type="string">
            <text:p text:style-name="P8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7"/>
          </table:table-cell>
          <table:table-cell table:style-name="Таблица1.G17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05589905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8" office:value-type="string">
            <text:p text:style-name="P9"/>
          </table:table-cell>
          <table:table-cell table:style-name="Таблица1.C18" office:value-type="string">
            <text:p text:style-name="P6">1<text:span text:style-name="T3">1</text:span>-<text:span text:style-name="T4">A</text:span></text:p>
          </table:table-cell>
          <table:table-cell table:style-name="Таблица1.D18" office:value-type="string">
            <text:p text:style-name="P8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7"/>
          </table:table-cell>
          <table:table-cell table:style-name="Таблица1.G18" office:value-type="string">
            <text:p text:style-name="P7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101803096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9" office:value-type="string">
            <text:p text:style-name="P9"/>
          </table:table-cell>
          <table:table-cell table:style-name="Таблица1.C19" office:value-type="string">
            <text:p text:style-name="P6">1<text:span text:style-name="T3">1</text:span>-<text:span text:style-name="T4">A</text:span></text:p>
          </table:table-cell>
          <table:table-cell table:style-name="Таблица1.D19" office:value-type="string">
            <text:p text:style-name="P8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7"/>
          </table:table-cell>
          <table:table-cell table:style-name="Таблица1.G19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4979042658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0" office:value-type="string">
            <text:p text:style-name="P9"/>
          </table:table-cell>
          <table:table-cell table:style-name="Таблица1.C20" office:value-type="string">
            <text:p text:style-name="P6">1<text:span text:style-name="T3">1</text:span>-<text:span text:style-name="T4">A</text:span></text:p>
          </table:table-cell>
          <table:table-cell table:style-name="Таблица1.D20" office:value-type="string">
            <text:p text:style-name="P8"><text:span text:style-name="T5">03.09</text:span>.201<text:span text:style-name="T6">9</text:span></text:p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7"/>
          </table:table-cell>
          <table:table-cell table:style-name="Таблица1.G20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590130345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1" office:value-type="string">
            <text:p text:style-name="P9"/>
          </table:table-cell>
          <table:table-cell table:style-name="Таблица1.C21" office:value-type="string">
            <text:p text:style-name="P6">1<text:span text:style-name="T3">1</text:span>-<text:span text:style-name="T4">A</text:span></text:p>
          </table:table-cell>
          <table:table-cell table:style-name="Таблица1.D21" office:value-type="string">
            <text:p text:style-name="P8"><text:span text:style-name="T5">03.09</text:span>.201<text:span text:style-name="T6">9</text:span></text:p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7"/>
          </table:table-cell>
          <table:table-cell table:style-name="Таблица1.G21" office:value-type="string">
            <text:p text:style-name="P7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612887609" text:continue-numbering="true" text:style-name="L1">
              <text:list-item>
                <text:p text:style-name="P11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9"/>
          </table:table-cell>
          <table:table-cell table:style-name="Таблица1.C22" office:value-type="string">
            <text:p text:style-name="P6">1<text:span text:style-name="T3">1</text:span>-<text:span text:style-name="T4">A</text:span></text:p>
          </table:table-cell>
          <table:table-cell table:style-name="Таблица1.D22" office:value-type="string">
            <text:p text:style-name="P8"><text:span text:style-name="T5">03.09</text:span>.201<text:span text:style-name="T6">9</text:span></text:p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7"/>
          </table:table-cell>
          <table:table-cell table:style-name="Таблица1.G22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37019771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3" office:value-type="string">
            <text:p text:style-name="P9"/>
          </table:table-cell>
          <table:table-cell table:style-name="Таблица1.C23" office:value-type="string">
            <text:p text:style-name="P6">1<text:span text:style-name="T3">1</text:span>-<text:span text:style-name="T4">A</text:span></text:p>
          </table:table-cell>
          <table:table-cell table:style-name="Таблица1.D23" office:value-type="string">
            <text:p text:style-name="P8"><text:span text:style-name="T5">03.09</text:span>.201<text:span text:style-name="T6">9</text:span></text:p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7"/>
          </table:table-cell>
          <table:table-cell table:style-name="Таблица1.G23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161824077" text:continue-numbering="true" text:style-name="L1">
              <text:list-item>
                <text:p text:style-name="P11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9"/>
          </table:table-cell>
          <table:table-cell table:style-name="Таблица1.C24" office:value-type="string">
            <text:p text:style-name="P6">1<text:span text:style-name="T3">1</text:span>-<text:span text:style-name="T4">A</text:span></text:p>
          </table:table-cell>
          <table:table-cell table:style-name="Таблица1.D24" office:value-type="string">
            <text:p text:style-name="P8"><text:span text:style-name="T5">03.09</text:span>.201<text:span text:style-name="T6">9</text:span></text:p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7"/>
          </table:table-cell>
          <table:table-cell table:style-name="Таблица1.G24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49696646121" text:continue-numbering="true" text:style-name="L1">
              <text:list-item>
                <text:p text:style-name="P11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8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50327776840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8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784861390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8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413677370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8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204974046089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8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5062169515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8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184552823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8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204976999610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2" office:value-type="string">
            <text:p text:style-name="P9"/>
          </table:table-cell>
          <table:table-cell table:style-name="Таблица1.C32" office:value-type="string">
            <text:p text:style-name="P6">1<text:span text:style-name="T3">1</text:span>-<text:span text:style-name="T4">A</text:span></text:p>
          </table:table-cell>
          <table:table-cell table:style-name="Таблица1.D32" office:value-type="string">
            <text:p text:style-name="P8"><text:span text:style-name="T5">03.09</text:span>.201<text:span text:style-name="T6">9</text:span></text:p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7"/>
          </table:table-cell>
          <table:table-cell table:style-name="Таблица1.G3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09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7:01:33.137387246</meta:creation-date>
    <dc:date>2019-10-15T07:20:48.715437038</dc:date>
    <meta:editing-duration>PT1M17S</meta:editing-duration>
    <meta:editing-cycles>2</meta:editing-cycles>
    <meta:generator>LibreOffice/6.3.2.2$Linux_X86_64 LibreOffice_project/30$Build-2</meta:generator>
    <meta:document-statistic meta:table-count="1" meta:image-count="31" meta:object-count="0" meta:page-count="1" meta:paragraph-count="152" meta:word-count="188" meta:character-count="1283" meta:non-whitespace-character-count="1247"/>
  </office:meta>
</office:document-meta>
</file>